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fenced open="∣" close="〉">
          <mrow>
            <mo stretchy="false">ψ</mo>
          </mrow>
        </mfenced>
        <mtext>kl</mtext>
      </msub>
      <mi/>
      <mo stretchy="false">⇔</mo>
      <mstyle mathvariant="bold">
        <mrow>
          <mo stretchy="false">π</mo>
        </mrow>
      </mstyle>
      <mrow>
        <mi/>
        <mo stretchy="false">≡</mo>
        <mi/>
      </mrow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</mrow>
        <mo stretchy="false">)</mo>
      </mrow>
    </mrow>
    <annotation encoding="StarMath 5.0">left rline %ipsi right rangle _"kl" ~dlrarrow bold %ipi ` equiv ` (bold q , bold p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7:56:32.498000000</meta:creation-date>
    <meta:generator>LibreOffice/4.1.4.2$Windows_x86 LibreOffice_project/0a0440ccc0227ad9829de5f46be37cfb6edcf72</meta:generator>
  </office:meta>
</office:document-meta>
</file>